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Text_20_body" style:list-style-name="L1">
      <style:paragraph-properties fo:margin-top="0in" fo:margin-bottom="0in"/>
    </style:style>
    <style:style style:name="P41" style:family="paragraph" style:parent-style-name="Text_20_body" style:list-style-name="L2">
      <style:paragraph-properties fo:margin-top="0in" fo:margin-bottom="0in"/>
    </style:style>
    <style:style style:name="P42" style:family="paragraph" style:parent-style-name="Quotations">
      <style:paragraph-properties fo:margin-left="0.5in" fo:margin-right="0in" fo:text-indent="0in" style:auto-text-indent="false"/>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Text_20_body" style:list-style-name="L3">
      <style:paragraph-properties fo:margin-top="0in" fo:margin-bottom="0in"/>
    </style:style>
  </office:automatic-styles>
  <office:body>
    <office:text>
      <text:p text:style-name="Title">If Statements</text:p>
      <text:p text:style-name="Author"><text:a xlink:type="simple" xlink:href="https://csci-1301.github.io/about#authors" office:name=""><text:span text:style-name="Definition">https://csci-1301.github.io/about#authors</text:span></text:a></text:p>
      <text:p text:style-name="Date">June 15, 2021 (06:30:14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lab is aimed at having you practice simple conditional statements. It may seem repetitive, but you need to practice <text:span text:style-name="KeywordTok">if</text:span> statements <text:span text:style-name="T1">a lot</text:span> to understand their mechanics and to be able to write them properly.</text:p>
      <text:h text:style-name="Heading_20_1" text:outline-level="1"><text:bookmark-start text:name="basic-conditional-statements"/>Basic Conditional Statements<text:bookmark-end text:name="basic-conditional-statements"/></text:h>
      <text:h text:style-name="Heading_20_2" text:outline-level="2"><text:bookmark-start text:name="testing-and-improving-conditional-statements"/>Testing and Improving Conditional Statements<text:bookmark-end text:name="testing-and-improving-conditional-statements"/></text:h>
      <text:p text:style-name="First_20_paragraph">Consider the following code:</text:p>
      <text:p text:style-name="P1">using System;</text:p>
      <text:p text:style-name="P2"/>
      <text:p text:style-name="P3">class Program</text:p>
      <text:p text:style-name="P4">{</text:p>
      <text:p text:style-name="P5"><text:s text:c="4"/>static void Main()</text:p>
      <text:p text:style-name="P6"><text:s text:c="4"/>{</text:p>
      <text:p text:style-name="P7"><text:s text:c="8"/>int yourAge;</text:p>
      <text:p text:style-name="P8"><text:s text:c="8"/>Console.WriteLine("Please, enter your age");</text:p>
      <text:p text:style-name="P9"><text:s text:c="8"/>yourAge = int.Parse(Console.ReadLine());</text:p>
      <text:p text:style-name="P10"><text:s text:c="8"/>if (yourAge &lt; 0)</text:p>
      <text:p text:style-name="P11"><text:s text:c="8"/>{</text:p>
      <text:p text:style-name="P12"><text:s text:c="12"/>Console.WriteLine(</text:p>
      <text:p text:style-name="P13"><text:s text:c="16"/>"I believe you made a mistake, an age cannot be negative!");</text:p>
      <text:p text:style-name="P14"><text:s text:c="8"/>}</text:p>
      <text:p text:style-name="P15"><text:s text:c="8"/>else if (yourAge &gt; 2000)</text:p>
      <text:p text:style-name="P16"><text:s text:c="8"/>{</text:p>
      <text:p text:style-name="P17"><text:s text:c="12"/>Console.WriteLine(</text:p>
      <text:p text:style-name="P18"><text:s text:c="16"/>"I believe you made a mistake, nobody can live that long!");</text:p>
      <text:p text:style-name="P19"><text:s text:c="8"/>}</text:p>
      <text:p text:style-name="P20"><text:s text:c="8"/>else</text:p>
      <text:p text:style-name="P21"><text:s text:c="8"/>{</text:p>
      <text:p text:style-name="P22"><text:s text:c="12"/>if (yourAge &gt;= 18)</text:p>
      <text:p text:style-name="P23"><text:s text:c="12"/>{</text:p>
      <text:p text:style-name="P24"><text:s text:c="16"/>Console.WriteLine(</text:p>
      <text:p text:style-name="P25"><text:s text:c="20"/>"In all States but Alabama, Nebraska, Mississippi and Puerto Rico, you have reached the age of majority.");</text:p>
      <text:p text:style-name="P26"><text:s text:c="12"/>}</text:p>
      <text:p text:style-name="P27"><text:s text:c="12"/>else if (yourAge &gt;= 19)</text:p>
      <text:p text:style-name="P28"><text:s text:c="12"/>{</text:p>
      <text:p text:style-name="P29"><text:s text:c="16"/>Console.WriteLine(</text:p>
      <text:p text:style-name="P30"><text:s text:c="20"/>"In all States but Mississippi and Puerto Rico, you have reached the age of majority.");</text:p>
      <text:p text:style-name="P31"><text:s text:c="12"/>}</text:p>
      <text:p text:style-name="P32"><text:s text:c="12"/>else if (yourAge &gt;= 21)</text:p>
      <text:p text:style-name="P33"><text:s text:c="12"/>{</text:p>
      <text:p text:style-name="P34"><text:s text:c="16"/>Console.WriteLine(</text:p>
      <text:p text:style-name="P35"><text:s text:c="20"/>"You have reached the age of majority in all US states.");</text:p>
      <text:p text:style-name="P36"><text:s text:c="12"/>}</text:p>
      <text:p text:style-name="P37"><text:s text:c="8"/>}</text:p>
      <text:p text:style-name="P38"><text:s text:c="4"/>}</text:p>
      <text:p text:style-name="P39">}</text:p>
      <text:p text:style-name="First_20_paragraph">The information about the age of majority <text:a xlink:type="simple" xlink:href="https://en.wikipedia.org/wiki/Age_of_majority" office:name=""><text:span text:style-name="Definition">comes from wikipedia</text:span></text:a>.</text:p>
      <text:list text:style-name="L1">
        <text:list-item>
          <text:p text:style-name="P40"><text:span text:style-name="T1">Without executing it</text:span>, write down what you expect to be displayed if the user enters</text:p>
          <text:list>
            <text:list-item>
              <text:p text:style-name="P40">“That’s confidential”,</text:p>
            </text:list-item>
            <text:list-item>
              <text:p text:style-name="P40">10</text:p>
            </text:list-item>
            <text:list-item>
              <text:p text:style-name="P40">18</text:p>
            </text:list-item>
            <text:list-item>
              <text:p text:style-name="P40">19</text:p>
            </text:list-item>
            <text:list-item>
              <text:p text:style-name="P40">22</text:p>
            </text:list-item>
            <text:list-item>
              <text:p text:style-name="P40">29339</text:p>
            </text:list-item>
          </text:list>
        </text:list-item>
        <text:list-item>
          <text:p text:style-name="P40">Copy-and-paste the code in the body of the <text:span text:style-name="NormalTok">main</text:span> method and execute it, providing the values written below. Was your thinking correct? If not, revise it and make sure you understand the logic of the program.</text:p>
        </text:list-item>
        <text:list-item>
          <text:p text:style-name="P40">There is at least one issue with this code, as “You have reached the age of majority in all US states.” will never be displayed. Can you understand why?</text:p>
        </text:list-item>
        <text:list-item>
          <text:p text:style-name="P40">Fix the program so that all the messages can be displayed when relevant. Feel free to reorder statements or to use conjunction, disjunction, etc. to alter your conditions.</text:p>
        </text:list-item>
      </text:list>
      <text:h text:style-name="Heading_20_2" text:outline-level="2"><text:bookmark-start text:name="writing-simple-conditional-statements"/>Writing Simple Conditional Statements<text:bookmark-end text:name="writing-simple-conditional-statements"/></text:h>
      <text:p text:style-name="First_20_paragraph">Read all the instructions in this part before starting to type code. Create a new project, and write portions of code that perform the following:</text:p>
      <text:list text:style-name="L2">
        <text:list-item>
          <text:p text:style-name="P41">Ask the user for an integer, and display on the screen “You were born after me” if the number is strictly greater than your year of birth.</text:p>
        </text:list-item>
        <text:list-item>
          <text:p text:style-name="P41">Ask the user for an integer, and display on the screen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 if the number is greater than or equal to <draw:frame draw:style-name="fr1" text:anchor-type="as-char"><draw:object xlink:href="Formula-4/" xlink:type="simple" xlink:show="embed" xlink:actuate="onLoad"/></draw:frame> and less than or equal to <draw:frame draw:style-name="fr1" text:anchor-type="as-char"><draw:object xlink:href="Formula-6/" xlink:type="simple" xlink:show="embed" xlink:actuate="onLoad"/></draw:frame>.</text:p>
        </text:list-item>
        <text:list-item>
          <text:p text:style-name="P41">Ask the user for an integer, and display on the screen “Not between <draw:frame draw:style-name="fr1" text:anchor-type="as-char"><draw:object xlink:href="Formula-8/" xlink:type="simple" xlink:show="embed" xlink:actuate="onLoad"/></draw:frame> and <draw:frame draw:style-name="fr1" text:anchor-type="as-char"><draw:object xlink:href="Formula-10/" xlink:type="simple" xlink:show="embed" xlink:actuate="onLoad"/></draw:frame>” if the number is greater than <draw:frame draw:style-name="fr1" text:anchor-type="as-char"><draw:object xlink:href="Formula-12/" xlink:type="simple" xlink:show="embed" xlink:actuate="onLoad"/></draw:frame> or less than <draw:frame draw:style-name="fr1" text:anchor-type="as-char"><draw:object xlink:href="Formula-14/" xlink:type="simple" xlink:show="embed" xlink:actuate="onLoad"/></draw:frame>.</text:p>
        </text:list-item>
        <text:list-item>
          <text:p text:style-name="P41">Ask the user for an integer, and display on the screen “Odd” or “Even”, depending if the number is odd or even.</text:p>
        </text:list-item>
        <text:list-item>
          <text:p text:style-name="P41">Ask the user for an integer, and display on the screen “Negative” if the integer is negative, “Positive” if the integer in positive, and nothing if the integer is <draw:frame draw:style-name="fr1" text:anchor-type="as-char"><draw:object xlink:href="Formula-16/" xlink:type="simple" xlink:show="embed" xlink:actuate="onLoad"/></draw:frame>.</text:p>
        </text:list-item>
        <text:list-item>
          <text:p text:style-name="P41">Ask the user for an integer, and display on the screen “positive and odd” if the number is positive and odd, “positive and even” if the number is positive and even, “negative and odd” if the number is negative and odd, “negative and even” if the number is negative and even, and “You picked <draw:frame draw:style-name="fr1" text:anchor-type="as-char"><draw:object xlink:href="Formula-18/" xlink:type="simple" xlink:show="embed" xlink:actuate="onLoad"/></draw:frame>” if the number is <draw:frame draw:style-name="fr1" text:anchor-type="as-char"><draw:object xlink:href="Formula-20/" xlink:type="simple" xlink:show="embed" xlink:actuate="onLoad"/></draw:frame>.</text:p>
        </text:list-item>
      </text:list>
      <text:p text:style-name="First_20_paragraph">For each of those questions, write on paper whenever you should use if, if-else, if-else-if or nested conditional structures, and what the condition(s) should be. Once you feel confident, write the code in your IDE, and then test it intensively: enter all kinds of values (positive and odd, negative and even, <draw:frame draw:style-name="fr1" text:anchor-type="as-char"><draw:object xlink:href="Formula-22/" xlink:type="simple" xlink:show="embed" xlink:actuate="onLoad"/></draw:frame>, and remember that <draw:frame draw:style-name="fr1" text:anchor-type="as-char"><draw:object xlink:href="Formula-24/" xlink:type="simple" xlink:show="embed" xlink:actuate="onLoad"/></draw:frame> is even, etc.) and make sure that what is displayed on the screen is always correct.</text:p>
      <text:h text:style-name="Heading_20_2" text:outline-level="2"><text:bookmark-start text:name="observation-how-to-construct-a-value-progressively"/>Observation: How to Construct a Value Progressively<text:bookmark-end text:name="observation-how-to-construct-a-value-progressively"/></text:h>
      <text:p text:style-name="First_20_paragraph">Please, read this part only once you have solved the last question of the previous exercise. You were asked the following:</text:p>
      <text:p text:style-name="P42">Ask the user for an integer, and display on the screen “positive and odd” if the number is positive and odd, “positive and even” if the number is positive and even, “negative and odd” if the number is negative and odd, “negative and even” if the number is negative and even, and “You picked 0” if the number is 0.</text:p>
      <text:p text:style-name="First_20_paragraph">A possible answer is:</text:p>
      <text:p text:style-name="P43">int a;</text:p>
      <text:p text:style-name="P44">Console.WriteLine("Enter an integer");</text:p>
      <text:p text:style-name="P45">a = int.Parse(Console.ReadLine());</text:p>
      <text:p text:style-name="P46">if (a &gt;= 0)</text:p>
      <text:p text:style-name="P47">{</text:p>
      <text:p text:style-name="P48"><text:s text:c="4"/>if (a % 2 == 0)</text:p>
      <text:p text:style-name="P49"><text:s text:c="8"/>Console.WriteLine("Positive and even");</text:p>
      <text:p text:style-name="P50"><text:s text:c="4"/>else // if (a % 2 != 0)</text:p>
      <text:p text:style-name="P51"><text:s text:c="8"/>Console.WriteLine("Positive and odd");</text:p>
      <text:p text:style-name="P52">}</text:p>
      <text:p text:style-name="P53">else</text:p>
      <text:p text:style-name="P54">{</text:p>
      <text:p text:style-name="P55"><text:s text:c="4"/>if (a % 2 == 0)</text:p>
      <text:p text:style-name="P56"><text:s text:c="8"/>Console.WriteLine("Negative and even");</text:p>
      <text:p text:style-name="P57"><text:s text:c="4"/>else</text:p>
      <text:p text:style-name="P58"><text:s text:c="8"/>Console.WriteLine("Negative and odd");</text:p>
      <text:p text:style-name="P59">}</text:p>
      <text:p text:style-name="First_20_paragraph">That is a lot of repetition! And, as you know, programmers <text:span text:style-name="T1">hate</text:span> having to copy-and-paste the very same code, as it requires twice the editing every time you make an update!</text:p>
      <text:p text:style-name="Text_20_body">We could actually “progressively” construct the message we will be displaying:</text:p>
      <text:p text:style-name="P60">string msg;</text:p>
      <text:p text:style-name="P61">if (a &gt;= 0)</text:p>
      <text:p text:style-name="P62">{</text:p>
      <text:p text:style-name="P63"><text:s text:c="4"/>msg = "Positive";</text:p>
      <text:p text:style-name="P64">}</text:p>
      <text:p text:style-name="P65">else</text:p>
      <text:p text:style-name="P66">{</text:p>
      <text:p text:style-name="P67"><text:s text:c="4"/>msg = "Negative";</text:p>
      <text:p text:style-name="P68">}</text:p>
      <text:p text:style-name="P69">if (a % 2 == 0)</text:p>
      <text:p text:style-name="P70"><text:s text:c="4"/>msg += " and even";</text:p>
      <text:p text:style-name="P71">else // if (a % 2 != 0)</text:p>
      <text:p text:style-name="P72"><text:s text:c="4"/>msg += " and odd";</text:p>
      <text:p text:style-name="First_20_paragraph">Much better! Since the two conditions are actually independent, we can test them in two different <text:span text:style-name="KeywordTok">if</text:span> statements!</text:p>
      <text:h text:style-name="Heading_20_1" text:outline-level="1"><text:bookmark-start text:name="conditional-operator-optional"/>Conditional Operator (optional)<text:bookmark-end text:name="conditional-operator-optional"/></text:h>
      <text:p text:style-name="First_20_paragraph">You were introduced to the conditional operator, which can be used to replace <text:span text:style-name="KeywordTok">if</text:span><text:span text:style-name="OperatorTok">-</text:span><text:span text:style-name="KeywordTok">else</text:span> statements in particular cases (assignment, call, increment, decrement, and new object expressions). Its structure is:</text:p>
      <text:p text:style-name="Text_20_body"><text:span text:style-name="NormalTok">condition </text:span><text:span text:style-name="OperatorTok">?</text:span><text:span text:style-name="NormalTok"><text:s text:c="1"/>first_expression </text:span><text:span text:style-name="OperatorTok">:</text:span><text:span text:style-name="NormalTok"><text:s text:c="1"/>second_expression</text:span><text:span text:style-name="OperatorTok">;</text:span></text:p>
      <text:p text:style-name="Text_20_body">You can read more about it <text:a xlink:type="simple" xlink:href="https://docs.microsoft.com/en-us/dotnet/csharp/language-reference/operators/conditional-operator" office:name=""><text:span text:style-name="Definition">in the documentation</text:span></text:a>.</text:p>
      <text:p text:style-name="Text_20_body">If you have time, practice using the conditional operator by adding these statements to your program:</text:p>
      <text:list text:style-name="L3">
        <text:list-item>
          <text:p text:style-name="P73">Write a statement that sets <text:span text:style-name="NormalTok">myVar</text:span> to <text:span text:style-name="DecValTok">0</text:span> if <text:span text:style-name="NormalTok">initial</text:span> is an upper-case letter, and to <text:span text:style-name="DecValTok">1</text:span> otherwise. You already wrote an <text:span text:style-name="KeywordTok">if</text:span> statement that accomplishes this in the previous exercise, so you just need to rewrite it using the conditional operator.</text:p>
        </text:list-item>
        <text:list-item>
          <text:p text:style-name="P73">Write a statement that sets <text:span text:style-name="NormalTok">initial</text:span> to <text:span text:style-name="CharTok">'B'</text:span> if <text:span text:style-name="NormalTok">myVar</text:span> is greater than 500 and to <text:span text:style-name="CharTok">'S'</text:span> if <text:span text:style-name="NormalTok">myVar</text:span> is less than or equal to 500.</text:p>
        </text:list-item>
        <text:list-item>
          <text:p text:style-name="P73">Write a statement that doubles the value of <text:span text:style-name="NormalTok">myVar</text:span> if <text:span text:style-name="NormalTok">day</text:span> is <text:span text:style-name="StringTok">"Sat."</text:span> or <text:span text:style-name="StringTok">"Sun."</text:span> and adds 1 to the value of <text:span text:style-name="NormalTok">myVar</text:span> otherwi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f Statemen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5T10:30:24Z</meta:creation-date>
    <dc:date>2021-06-15T10:30:24Z</dc:date>
    <meta:user-defined meta:name="date" meta:value-type="string">June  15, 2021 (06:30:14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row>
    <mo>−</mo>
    <mn>1</mn>
  </mrow>
</math>
</file>

<file path=Formula-10/content.xml><?xml version="1.0" encoding="utf-8"?>
<math xmlns="http://www.w3.org/1998/Math/MathML" display="inline">
  <mn>1</mn>
</math>
</file>

<file path=Formula-12/content.xml><?xml version="1.0" encoding="utf-8"?>
<math xmlns="http://www.w3.org/1998/Math/MathML" display="inline">
  <mn>1</mn>
</math>
</file>

<file path=Formula-14/content.xml><?xml version="1.0" encoding="utf-8"?>
<math xmlns="http://www.w3.org/1998/Math/MathML" display="inline">
  <mrow>
    <mo>−</mo>
    <mn>1</mn>
  </mrow>
</math>
</file>

<file path=Formula-16/content.xml><?xml version="1.0" encoding="utf-8"?>
<math xmlns="http://www.w3.org/1998/Math/MathML" display="inline">
  <mn>0</mn>
</math>
</file>

<file path=Formula-18/content.xml><?xml version="1.0" encoding="utf-8"?>
<math xmlns="http://www.w3.org/1998/Math/MathML" display="inline">
  <mn>0</mn>
</math>
</file>

<file path=Formula-2/content.xml><?xml version="1.0" encoding="utf-8"?>
<math xmlns="http://www.w3.org/1998/Math/MathML" display="inline">
  <mn>1</mn>
</math>
</file>

<file path=Formula-20/content.xml><?xml version="1.0" encoding="utf-8"?>
<math xmlns="http://www.w3.org/1998/Math/MathML" display="inline">
  <mn>0</mn>
</math>
</file>

<file path=Formula-22/content.xml><?xml version="1.0" encoding="utf-8"?>
<math xmlns="http://www.w3.org/1998/Math/MathML" display="inline">
  <mn>0</mn>
</math>
</file>

<file path=Formula-24/content.xml><?xml version="1.0" encoding="utf-8"?>
<math xmlns="http://www.w3.org/1998/Math/MathML" display="inline">
  <mn>0</mn>
</math>
</file>

<file path=Formula-4/content.xml><?xml version="1.0" encoding="utf-8"?>
<math xmlns="http://www.w3.org/1998/Math/MathML" display="inline">
  <mrow>
    <mo>−</mo>
    <mn>1</mn>
  </mrow>
</math>
</file>

<file path=Formula-6/content.xml><?xml version="1.0" encoding="utf-8"?>
<math xmlns="http://www.w3.org/1998/Math/MathML" display="inline">
  <mn>1</mn>
</math>
</file>

<file path=Formula-8/content.xml><?xml version="1.0" encoding="utf-8"?>
<math xmlns="http://www.w3.org/1998/Math/MathML" display="inline">
  <mrow>
    <mo>−</mo>
    <mn>1</mn>
  </mrow>
</math>
</file>